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4.83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1cm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top="0cm" fo:margin-bottom="0cm"/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Intermediate CSS &amp; HTML</text:p>
          </draw:text-box>
        </draw:frame>
        <draw:frame presentation:style-name="pr2" draw:text-style-name="P1" draw:layer="layout" svg:width="25.2cm" svg:height="15.086cm" svg:x="1.4cm" svg:y="4.914cm" presentation:class="outline">
          <draw:text-box>
            <text:p><text:span text:style-name="T1">Jen Zaja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yout Fundamentals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Static elements sit in the 'normal' flow of the page</text:p>
              </text:list-item>
              <text:list-item>
                <text:p>Vertical margins get smooshed together</text:p>
              </text:list-item>
              <text:list-item>
                <text:p>Floats interact with each other until they get clea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lock Formatting Context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Those layout fundamentals are true within a block formatting context</text:p>
              </text:list-item>
              <text:list-item>
                <text:p>The &lt;html&gt; element creates a block formatting context</text:p>
              </text:list-item>
              <text:list-item>
                <text:p>But there are other ways of creating them too, via the application of certain proper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2" draw:layer="layout" svg:width="25.2cm" svg:height="18.8cm" svg:x="1.4cm" svg:y="1.2cm" presentation:class="outline" presentation:user-transformed="true">
          <draw:text-box>
            <text:list text:style-name="L2">
              <text:list-item>
                <text:p text:style-name="P2">position</text:p>
                <text:list>
                  <text:list-item>
                    <text:p text:style-name="P2">absolute</text:p>
                  </text:list-item>
                  <text:list-item>
                    <text:p text:style-name="P3">fixed</text:p>
                  </text:list-item>
                </text:list>
              </text:list-item>
              <text:list-item>
                <text:p text:style-name="P2">display</text:p>
                <text:list>
                  <text:list-item>
                    <text:p text:style-name="P2">inline-block</text:p>
                  </text:list-item>
                  <text:list-item>
                    <text:p text:style-name="P2">table-cell</text:p>
                  </text:list-item>
                  <text:list-item>
                    <text:p text:style-name="P2">table</text:p>
                  </text:list-item>
                  <text:list-item>
                    <text:p text:style-name="P2">caption</text:p>
                  </text:list-item>
                  <text:list-item>
                    <text:p text:style-name="P2">flex</text:p>
                  </text:list-item>
                  <text:list-item>
                    <text:p text:style-name="P3">inline-flex</text:p>
                  </text:list-item>
                </text:list>
              </text:list-item>
              <text:list-item>
                <text:p text:style-name="P2">overflow</text:p>
                <text:list>
                  <text:list-item>
                    <text:p text:style-name="P2">hidden</text:p>
                  </text:list-item>
                  <text:list-item>
                    <text:p text:style-name="P2">scroll </text:p>
                  </text:list-item>
                  <text:list-item>
                    <text:p text:style-name="P2">au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lock Formatting Context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WITHIN EACH block formatting context</text:p>
                <text:list>
                  <text:list-item>
                    <text:p>Floats interact with each other</text:p>
                  </text:list-item>
                  <text:list-item>
                    <text:p>Vertical margins collapse</text:p>
                  </text:list-item>
                </text:list>
              </text:list-item>
              <text:list-item>
                <text:p>We can take advantage of this fact to clear elements without having to have a specific clearing element or clearfix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<text:a xlink:href="http://learnlayout.com/clearfix.html" xlink:type="simple">http://learnlayout.com/clearfix.html</text:a></text:span></text:p>
              <text:p><text:span text:style-name="T2"/></text:p>
              <text:p><text:span text:style-name="T2">Add display: table to .container – look at the margin at the top of non floated paragraph</text:span></text:p>
            </draw:text-box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cking Context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If we have two elements on the page that overlap due to being positioned, the element further down the DOM is on top</text:p>
              </text:list-item>
              <text:list-item>
                <text:p>We can change the stacking order of elements by using the z-index property and giving a position:relative with no co-ordinates (or another non-static posi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Add position relative to .one</text:p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cking Context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So to stack something on top we'd put on an even higher z-index? </text:p>
              </text:list-item>
              <text:list-item>
                <text:p>Not quite that simple... the nesting matt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cking Context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A stacking context is created by applying one of these properties to the element:</text:p>
                <text:list>
                  <text:list-item>
                    <text:p>z-index </text:p>
                  </text:list-item>
                  <text:list-item>
                    <text:p>opacity (when less than 1)</text:p>
                  </text:list-item>
                  <text:list-item>
                    <text:p>transform</text:p>
                  </text:list-item>
                </text:list>
              </text:list-item>
              <text:list-item>
                <text:p>Each stacking context behaves like a group or folder which has its own position – the children of the element are 'nested' within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denote: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If you slap on a 'z-index:10000' or something to that effect to make something 'just work', I will smite you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tter use of selector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Use descendant selectors for better performance and to avoid getting yourself in a mess with things like “ul li ul li { }”</text:p>
              </text:list-item>
              <text:list-item>
                <text:p>Descendant selectors will only apply rules to immediate children of an element, not grandchildren</text:p>
              </text:list-item>
            </text:list>
            <text:p><text:span text:style-name="T3">ul &gt; li { /* style only first level li's*/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:before and :after content</text:p>
          </draw:text-box>
        </draw:frame>
        <draw:frame presentation:style-name="pr2" draw:layer="layout" svg:width="25.2cm" svg:height="15.086cm" svg:x="1.4cm" svg:y="4.914cm" presentation:class="outline" presentation:user-transformed="true">
          <draw:text-box>
            <text:list text:style-name="L2">
              <text:list-item>
                <text:p>There are a couple of nice tricks you can do with this, e.g.:</text:p>
              </text:list-item>
            </text:list>
            <text:p text:style-name="P2"><text:span text:style-name="T4">a[href]:after {</text:span></text:p>
            <text:p text:style-name="P2"><text:span text:style-name="T4"><text:s text:c="4"/></text:span><text:span text:style-name="T4">content: " (" attr(href) ")";</text:span></text:p>
            <text:p text:style-name="P2"><text:span text:style-name="T4">}</text:span></text:p>
            <text:p text:style-name="P2"><text:span text:style-name="T4"/></text:p>
            <text:p text:style-name="P2"><text:span text:style-name="T4">.next:after {</text:span></text:p>
            <text:p text:style-name="P2"><text:span text:style-name="T4"><text:s text:c="4"/></text:span><text:span text:style-name="T4">content:" \25BA"; /* encoding for ► */</text:span></text:p>
            <text:p text:style-name="P2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mantic markup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&lt;button&gt; is better than #button or .button</text:p>
              </text:list-item>
              <text:list-item>
                <text:p>If you need to disable it, use disabled=”true” and do your styling based using attribute selector</text:p>
              </text:list-item>
            </text:list>
            <text:p><text:span text:style-name="T4">[disabled=true] { /* your styles */ }</text:span></text:p>
            <text:list text:continue-numbering="true" text:style-name="L2">
              <text:list-item>
                <text:p><text:span text:style-name="T5">If you have to use something else at least give it ARIA role="button"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mantic markup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Use &lt;nav&gt; and &lt;footer&gt; and &lt;article&gt; etc. but only base your styling directly on those element selectors<text:span text:style-name="T5"> if you can be sure you'll only use them for one purpose... i.e. don't!</text:span></text:p>
              </text:list-item>
              <text:list-item>
                <text:p><text:span text:style-name="T5">Give them a more meaningful class name e.g. &lt;nav class=”main-nav”&gt;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625cm" svg:x="1.4cm" svg:y="0.778cm" presentation:class="title" presentation:user-transformed="true">
          <draw:text-box>
            <text:p>And now for something completely different...</text:p>
          </draw:text-box>
        </draw:frame>
        <draw:frame presentation:style-name="pr2" draw:text-style-name="P5" draw:layer="layout" svg:width="25.2cm" svg:height="15.086cm" svg:x="1.4cm" svg:y="4.914cm" presentation:class="outline">
          <draw:text-box>
            <text:p><text:span text:style-name="T6"/></text:p>
            <text:p><text:span text:style-name="T6"/></text:p>
            <text:p><text:span text:style-name="T6">http://flukeout.github.io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intainable CS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Many different theories, OOCSS, BEM etc.</text:p>
              </text:list-item>
              <text:list-item>
                <text:p>We'll focus on SMACSS, “Scalable and Modular Architecture for CSS”</text:p>
              </text:list-item>
              <text:list-item>
                <text:p>Not a rigid system, just a bunch of best practice suggestions that can be customi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MACS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Five categories of CSS</text:p>
                <text:list>
                  <text:list-item>
                    <text:p>Base</text:p>
                  </text:list-item>
                  <text:list-item>
                    <text:p>Layout</text:p>
                  </text:list-item>
                  <text:list-item>
                    <text:p>Module</text:p>
                  </text:list-item>
                  <text:list-item>
                    <text:p>State</text:p>
                  </text:list-item>
                  <text:list-item>
                    <text:p>T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MACSS – Base style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Basic styling that applies to particular tags throughout whole site</text:p>
              </text:list-item>
              <text:list-item>
                <text:p>E.g. your reset stylesheet, body font declarations, font sizes for h1, h2 etc.</text:p>
              </text:list-item>
              <text:list-item>
                <text:p>HTML5boilerplate has a good set of starter base rules (but consider if you really need 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MACSS – Layout style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How the basic blocks on the page are organised e.g. header, footer, main content, sidebar etc.</text:p>
              </text:list-item>
              <text:list-item>
                <text:p>Will often contain media queries to handle responsive layout</text:p>
              </text:list-item>
              <text:list-item>
                <text:p>Differentiate from other styles by using ID selectors or prefixing classes with 'layout-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MACSS – Module style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Reusable components like media objects, a carousel, a nav bar</text:p>
              </text:list-item>
              <text:list-item>
                <text:p>Split modules out into their own stylesheets, include via @import</text:p>
              </text:list-item>
              <text:list-item>
                <text:p>Module elements should use descendant or child selectors of the module e.g.:</text:p>
              </text:list-item>
            </text:list>
            <text:p><text:span text:style-name="T4">.megamenu .item .title {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625cm" svg:x="1.4cm" svg:y="0.778cm" presentation:class="title" presentation:user-transformed="true">
          <draw:text-box>
            <text:p>SMACSS – Subclassing module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Modules are re-usable – but what if you need a variant version? </text:p>
              </text:list-item>
              <text:list-item>
                <text:p>Give that element two classes, the original module class plus the subclass</text:p>
              </text:list-item>
            </text:list>
            <text:p><text:span text:style-name="T4">&lt;button class=”action-button action-button-big”&gt;</text:span></text:p>
            <text:p><text:span text:style-name="T4">.action-button.action-button-big {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MACSS – State style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State overrides other styling</text:p>
              </text:list-item>
              <text:list-item>
                <text:p>Often applied by JavaScript</text:p>
              </text:list-item>
              <text:list-item>
                <text:p>A module or layout element 'is-' something</text:p>
              </text:list-item>
            </text:list>
            <text:p><text:span text:style-name="T4">&lt;div class=”dropdown-menu is-open”&gt;</text:span></text:p>
            <text:p><text:span text:style-name="T4">.dropdown-menu.is-open { }</text:span></text:p>
            <text:list text:continue-numbering="true" text:style-name="L2">
              <text:list-item>
                <text:p><text:span text:style-name="T7">Be careful about specificity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MACSS – Theme style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Not the same thing as e.g. a Drupal theme</text:p>
              </text:list-item>
              <text:list-item>
                <text:p>Rather, it is something like a user-switchable color scheme or a location specific theme</text:p>
              </text:list-item>
              <text:list-item>
                <text:p>Generally only applies to things like colours, background images</text:p>
              </text:list-item>
              <text:list-item>
                <text:p><text:span text:style-name="T7">Use a separate stylesheet for each theme which overrides the normal styl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CS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SCSS is a CSS preprocessor, a.k.a. SASS</text:p>
              </text:list-item>
              <text:list-item>
                <text:p>Disadvantages: compilation step!</text:p>
                <text:list>
                  <text:list-item>
                    <text:p>Slows down testing of changes</text:p>
                  </text:list-item>
                  <text:list-item>
                    <text:p>How do we deploy the compiled file</text:p>
                  </text:list-item>
                  <text:list-item>
                    <text:p>How do we store the files in version contro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CSS – Advantages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Variables!</text:p>
              </text:list-item>
              <text:list-item>
                <text:p>Basic scripting and reusable components</text:p>
              </text:list-item>
              <text:list-item>
                <text:p>Better structure, nicer comments ( // instead of /* */ )</text:p>
              </text:list-item>
              <text:list-item>
                <text:p>Lots of tools we can leverage e.g. Comp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CSS – Let's do some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Open scss-example/index.html in a browser</text:p>
              </text:list-item>
              <text:list-item>
                <text:p>Open scss-example/scss/main.scss in an editor</text:p>
              </text:list-item>
              <text:list-item>
                <text:p>In a terminal, do 'cd scss-example' and then do 'gulp watch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sting</text:p>
          </draw:text-box>
        </draw:frame>
        <draw:frame presentation:style-name="pr2" draw:text-style-name="P6" draw:layer="layout" svg:width="25.2cm" svg:height="15.086cm" svg:x="1.4cm" svg:y="4.914cm" presentation:class="outline" presentation:user-transformed="true">
          <draw:text-box>
            <text:p text:style-name="P2"><text:span text:style-name="T4">header {</text:span></text:p>
            <text:p text:style-name="P2"><text:span text:style-name="T4"><text:s text:c="4"/></text:span><text:span text:style-name="T4">padding:10px;</text:span></text:p>
            <text:p text:style-name="P2"><text:span text:style-name="T4"/></text:p>
            <text:p text:style-name="P2"><text:span text:style-name="T4"><text:s text:c="4"/></text:span><text:span text:style-name="T4">h2 { font-style: italic; }</text:span></text:p>
            <text:p text:style-name="P2"><text:span text:style-name="T4"/></text:p>
            <text:p text:style-name="P2"><text:span text:style-name="T4"><text:s text:c="4"/></text:span><text:span text:style-name="T4">&amp;:hover {</text:span></text:p>
            <text:p text:style-name="P2"><text:span text:style-name="T4"><text:s text:c="8"/></text:span><text:span text:style-name="T4">background-color:lightsteelblue;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2" draw:text-style-name="P6" draw:layer="layout" svg:width="25.2cm" svg:height="15.086cm" svg:x="1.4cm" svg:y="4.914cm" presentation:class="outline" presentation:user-transformed="true">
          <draw:text-box>
            <text:p text:style-name="P2"><text:span text:style-name="T4">$brand-color: lightsteelblue;</text:span></text:p>
            <text:p text:style-name="P2"><text:span text:style-name="T4"/></text:p>
            <text:p text:style-name="P2"><text:span text:style-name="T4">header {</text:span></text:p>
            <text:p text:style-name="P2"><text:span text:style-name="T4"><text:s text:c="4"/></text:span><text:span text:style-name="T4">padding:10px;</text:span></text:p>
            <text:p text:style-name="P2"><text:span text:style-name="T4"/></text:p>
            <text:p text:style-name="P2"><text:span text:style-name="T4"><text:s text:c="4"/></text:span><text:span text:style-name="T4">h2 { font-style: italic; }</text:span></text:p>
            <text:p text:style-name="P2"><text:span text:style-name="T4"/></text:p>
            <text:p text:style-name="P2"><text:span text:style-name="T4"><text:s text:c="4"/></text:span><text:span text:style-name="T4">&amp;:hover {</text:span></text:p>
            <text:p text:style-name="P2"><text:span text:style-name="T4"><text:s text:c="8"/></text:span><text:span text:style-name="T4">background-color:$brand-color;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>article {</text:span></text:p>
            <text:p text:style-name="P2"><text:span text:style-name="T4"><text:s text:c="4"/></text:span><text:span text:style-name="T4">background-color:$brand-color;</text:span></text:p>
            <text:p text:style-name="P2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dia Queries</text:p>
          </draw:text-box>
        </draw:frame>
        <draw:frame presentation:style-name="pr2" draw:text-style-name="P6" draw:layer="layout" svg:width="25.2cm" svg:height="15.086cm" svg:x="1.4cm" svg:y="4.914cm" presentation:class="outline" presentation:user-transformed="true">
          <draw:text-box>
            <text:p text:style-name="P2"><text:span text:style-name="T4">$breakpoint: "only screen and (max-width : 320px)";</text:span></text:p>
            <text:p text:style-name="P2"><text:span text:style-name="T4"/></text:p>
            <text:p text:style-name="P2"><text:span text:style-name="T4">h2 {</text:span></text:p>
            <text:p text:style-name="P2"><text:span text:style-name="T4"><text:s text:c="4"/></text:span><text:span text:style-name="T4">font-style: italic;</text:span></text:p>
            <text:p text:style-name="P2"><text:span text:style-name="T4"/></text:p>
            <text:p text:style-name="P2"><text:span text:style-name="T4"><text:s text:c="4"/></text:span><text:span text:style-name="T4">@media #{$breakpoint} {</text:span></text:p>
            <text:p text:style-name="P2"><text:span text:style-name="T4"><text:s text:c="8"/></text:span><text:span text:style-name="T4">font-size:100%;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everer @import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Any file names that begin with an underscore will be imported into place during the compilation</text:p>
              </text:list-item>
              <text:list-item>
                <text:p>The 'partial' .scss file won't get converted to a .css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@extend</text:p>
          </draw:text-box>
        </draw:frame>
        <draw:frame presentation:style-name="pr2" draw:text-style-name="P6" draw:layer="layout" svg:width="25.2cm" svg:height="15.086cm" svg:x="1.4cm" svg:y="4.914cm" presentation:class="outline" presentation:user-transformed="true">
          <draw:text-box>
            <text:p text:style-name="P2"><text:span text:style-name="T4">.error {</text:span></text:p>
            <text:p text:style-name="P2"><text:span text:style-name="T4"><text:s text:c="2"/></text:span><text:span text:style-name="T4">border: 1px #f00;</text:span></text:p>
            <text:p text:style-name="P2"><text:span text:style-name="T4"><text:s text:c="2"/></text:span><text:span text:style-name="T4">background-color: #fdd;</text:span></text:p>
            <text:p text:style-name="P2"><text:span text:style-name="T4">}</text:span></text:p>
            <text:p text:style-name="P2"><text:span text:style-name="T4"/></text:p>
            <text:p text:style-name="P2"><text:span text:style-name="T4">.serious-error {</text:span></text:p>
            <text:p text:style-name="P2"><text:span text:style-name="T4"><text:s text:c="2"/></text:span><text:span text:style-name="T4">@extend .error;</text:span></text:p>
            <text:p text:style-name="P2"><text:span text:style-name="T4"><text:s text:c="2"/></text:span><text:span text:style-name="T4">border-width: 3px;</text:span></text:p>
            <text:p text:style-name="P2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@mixin</text:p>
          </draw:text-box>
        </draw:frame>
        <draw:frame presentation:style-name="pr2" draw:text-style-name="P6" draw:layer="layout" svg:width="25.2cm" svg:height="15.086cm" svg:x="1.4cm" svg:y="4.914cm" presentation:class="outline" presentation:user-transformed="true">
          <draw:text-box>
            <text:p text:style-name="P2"><text:span text:style-name="T4">@mixin large-text {</text:span></text:p>
            <text:p text:style-name="P2"><text:span text:style-name="T4"><text:s text:c="2"/></text:span><text:span text:style-name="T4">font: {</text:span></text:p>
            <text:p text:style-name="P2"><text:span text:style-name="T4"><text:s text:c="4"/></text:span><text:span text:style-name="T4">size: 120%;</text:span></text:p>
            <text:p text:style-name="P2"><text:span text:style-name="T4"><text:s text:c="4"/></text:span><text:span text:style-name="T4">weight: bold;</text:span></text:p>
            <text:p text:style-name="P2"><text:span text:style-name="T4"><text:s text:c="2"/></text:span><text:span text:style-name="T4">}</text:span></text:p>
            <text:p text:style-name="P2"><text:span text:style-name="T4"><text:s text:c="2"/></text:span><text:span text:style-name="T4">color: #ff0000;</text:span></text:p>
            <text:p text:style-name="P2"><text:span text:style-name="T4">}</text:span></text:p>
            <text:p text:style-name="P2"><text:span text:style-name="T4"/></text:p>
            <text:p text:style-name="P2"><text:span text:style-name="T4">.highlighted-para {</text:span></text:p>
            <text:p text:style-name="P2"><text:span text:style-name="T4"><text:s text:c="2"/></text:span><text:span text:style-name="T4">@include large-text;</text:span></text:p>
            <text:p text:style-name="P2"><text:span text:style-name="T4"><text:s text:c="2"/></text:span><text:span text:style-name="T4">padding: 4px;</text:span></text:p>
            <text:p text:style-name="P2"><text:span text:style-name="T4"><text:s text:c="2"/></text:span><text:span text:style-name="T4">margin-top: 10px;</text:span></text:p>
            <text:p text:style-name="P2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@mixin with arguments</text:p>
          </draw:text-box>
        </draw:frame>
        <draw:frame presentation:style-name="pr2" draw:text-style-name="P6" draw:layer="layout" svg:width="25.2cm" svg:height="15.086cm" svg:x="1.4cm" svg:y="4.914cm" presentation:class="outline" presentation:user-transformed="true">
          <draw:text-box>
            <text:p text:style-name="P2"><text:span text:style-name="T4">@mixin fancy-border($color, $width: 1in) {</text:span></text:p>
            <text:p text:style-name="P2"><text:span text:style-name="T4"><text:s text:c="2"/></text:span><text:span text:style-name="T4">border: {</text:span></text:p>
            <text:p text:style-name="P2"><text:span text:style-name="T4"><text:s text:c="4"/></text:span><text:span text:style-name="T4">color: $color;</text:span></text:p>
            <text:p text:style-name="P2"><text:span text:style-name="T4"><text:s text:c="4"/></text:span><text:span text:style-name="T4">width: $width;</text:span></text:p>
            <text:p text:style-name="P2"><text:span text:style-name="T4"><text:s text:c="4"/></text:span><text:span text:style-name="T4">style: dashed;</text:span></text:p>
            <text:p text:style-name="P2"><text:span text:style-name="T4"><text:s text:c="2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>article { @include fancy-border(blue);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@extend vs. @mixin</text:p>
          </draw:text-box>
        </draw:frame>
        <draw:frame presentation:style-name="pr2" draw:layer="layout" svg:width="25.2cm" svg:height="15.086cm" svg:x="1.4cm" svg:y="4.914cm" presentation:class="outline">
          <draw:text-box>
            <text:list text:style-name="L2">
              <text:list-item>
                <text:p>@extend usually produces better compiled CSS, so use that when you can</text:p>
              </text:list-item>
              <text:list-item>
                <text:p>But if you need to pass in arguments you'll have to use @mix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625cm" svg:x="1.4cm" svg:y="0.778cm" presentation:class="title" presentation:user-transformed="true">
          <draw:text-box>
            <text:p>What is this gulp thing anyhow?</text:p>
          </draw:text-box>
        </draw:frame>
        <draw:frame presentation:style-name="pr2" draw:layer="layout" svg:width="25.2cm" svg:height="13.8cm" svg:x="1.4cm" svg:y="6.2cm" presentation:class="outline" presentation:user-transformed="true">
          <draw:text-box>
            <text:list text:style-name="L2">
              <text:list-item>
                <text:p>Very flexible JavaScript based pipeline for precompilation</text:p>
              </text:list-item>
              <text:list-item>
                <text:p>LOTS of pre-prepared plugins to do things like help with vendor prefixes</text:p>
              </text:list-item>
              <text:list-item>
                <text:p>Other alternatives include things like Comp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1cm" fo:line-height="100%">
        <style:tab-stops/>
      </style:paragraph-properties>
      <style:text-properties fo:color="#ffffff" style:text-outline="false" style:text-line-through-style="none" style:text-line-through-type="none" style:font-name="DejaVu Sans Mono2" fo:font-family="'DejaVu Sans Mono'" style:font-family-generic="modern" style:font-pitch="fixed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1cm" fo:line-height="100%">
        <style:tab-stops/>
      </style:paragraph-properties>
      <style:text-properties fo:color="#ffffff" style:font-name="DejaVu Sans Mono2" fo:font-family="'DejaVu Sans Mono'" style:font-family-generic="modern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 Mono2" fo:font-family="'DejaVu Sans Mono'" style:font-family-generic="modern" style:font-pitch="fixed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2cm" svg:height="15.086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 </meta:initial-creator>
    <meta:creation-date>2014-05-15T10:45:10</meta:creation-date>
    <dc:date>2015-12-21T19:03:23.560960412</dc:date>
    <meta:editing-duration>PT10H23M21S</meta:editing-duration>
    <meta:editing-cycles>27</meta:editing-cycles>
    <meta:generator>LibreOffice/4.2.8.2$Linux_X86_64 LibreOffice_project/420m0$Build-2</meta:generator>
    <meta:document-statistic meta:object-count="156"/>
  </office:meta>
</office:document-meta>
</file>